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0984" officeooo:paragraph-rsid="00050984"/>
    </style:style>
    <style:style style:name="P2" style:family="paragraph" style:parent-style-name="Standard">
      <style:paragraph-properties fo:text-align="justify" style:justify-single-word="false"/>
      <style:text-properties officeooo:rsid="00050984" officeooo:paragraph-rsid="00050984"/>
    </style:style>
    <style:style style:name="T1" style:family="text">
      <style:text-properties officeooo:rsid="0006e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1"/>
      <text:p text:style-name="P2">-Création de compte client</text:p>
      <text:p text:style-name="P2"/>
      <text:p text:style-name="P2"><text:tab/>-Visualiser les cmds</text:p>
      <text:p text:style-name="P2"><text:tab/>-inventaire des intéractions</text:p>
      <text:p text:style-name="P2">-recherche multi critèeres+moteur de recherche</text:p>
      <text:p text:style-name="P2"><text:tab/></text:p>
      <text:p text:style-name="P2"><text:tab/>-Mot clef+recherche par type (marque,puiss,<text:span text:style-name="T1">prix</text:span>)</text:p>
      <text:p text:style-name="P2">-génération de devis</text:p>
      <text:p text:style-name="P2"><text:tab/>-en fonction des options</text:p>
      <text:p text:style-name="P2"><text:tab/>-Se faire une idée du prix</text:p>
      <text:p text:style-name="P2"><text:tab/>-mail par achat +pdf pour réservation</text:p>
      <text:p text:style-name="P2">-catalogue</text:p>
      <text:p text:style-name="P2"><text:tab/>-catalogue</text:p>
      <text:p text:style-name="P2">-avis client</text:p>
      <text:p text:style-name="P2"><text:tab/>-Se faire une idée sur 1 « pdt »</text:p>
      <text:p text:style-name="P2">-gestion des mails automatiques</text:p>
      <text:p text:style-name="P2"><text:tab/>-news let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</meta:initial-creator>
    <meta:creation-date>2015-01-15T09:08:05.701383303</meta:creation-date>
    <dc:date>2015-01-15T09:16:26.772684396</dc:date>
    <dc:creator>Theo </dc:creator>
    <meta:editing-duration>PT16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61" meta:character-count="410" meta:non-whitespace-character-count="355"/>
  </office:meta>
</office:document-meta>
</file>